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0000000F06BA530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51cm" fo:margin-left="0.176cm" table:align="left" style:writing-mode="lr-tb"/>
    </style:style>
    <style:style style:name="Tabela1.A" style:family="table-column">
      <style:table-column-properties style:column-width="4.815cm"/>
    </style:style>
    <style:style style:name="Tabela1.B" style:family="table-column">
      <style:table-column-properties style:column-width="7.197cm"/>
    </style:style>
    <style:style style:name="Tabela1.C" style:family="table-column">
      <style:table-column-properties style:column-width="2.487cm"/>
    </style:style>
    <style:style style:name="Tabela1.D" style:family="table-column">
      <style:table-column-properties style:column-width="2.011cm"/>
    </style:style>
    <style:style style:name="Tabela1.A1" style:family="table-cell">
      <style:table-cell-properties style:vertical-align="top" fo:padding-left="0.176cm" fo:padding-right="0.176cm" fo:padding-top="0cm" fo:padding-bottom="0cm" fo:border="1pt solid #000000"/>
    </style:style>
    <style:style style:name="Tabela1.A3" style:family="table-cell">
      <style:table-cell-properties style:vertical-align="top" fo:padding="0.176cm" fo:border="1pt solid #000000"/>
    </style:style>
    <style:style style:name="Tabela1.A6" style:family="table-cell">
      <style:table-cell-properties style:vertical-align="top" fo:padding="0.176cm" fo:border-left="1pt solid #000000" fo:border-right="1pt solid #000000" fo:border-top="none" fo:border-bottom="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4" style:family="paragraph" style:parent-style-name="Standard">
      <style:paragraph-properties fo:line-height="115%" fo:text-align="justify" style:justify-single-word="false" fo:break-before="auto" fo:break-after="auto" style:writing-mode="lr-tb"/>
      <style:text-properties fo:font-size="10pt" fo:font-weight="bold" style:font-size-asian="10pt" style:font-weight-asian="bold" style:font-size-complex="10pt"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line-height="115%" fo:text-align="justify" style:justify-single-word="false" fo:break-before="auto" fo:break-after="auto" style:writing-mode="lr-tb"/>
      <style:text-properties fo:font-size="14pt" style:font-size-asian="14pt" style:font-size-complex="14pt"/>
    </style:style>
    <style:style style:name="P7" style:family="paragraph" style:parent-style-name="Standard">
      <style:paragraph-properties fo:line-height="115%" fo:break-before="page" style:writing-mode="lr-tb"/>
    </style:style>
    <style:style style:name="P8"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style>
    <style:style style:name="P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10"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11" style:family="paragraph" style:parent-style-name="Heading_20_1">
      <style:paragraph-properties fo:line-height="115%" fo:text-align="justify" style:justify-single-word="false" fo:break-before="page" style:writing-mode="lr-tb"/>
    </style:style>
    <style:style style:name="P12" style:family="paragraph" style:parent-style-name="Heading_20_1">
      <style:paragraph-properties fo:line-height="115%" fo:text-align="justify" style:justify-single-word="false" fo:break-before="auto" fo:break-after="auto" style:writing-mode="lr-tb"/>
    </style:style>
    <style:style style:name="P13" style:family="paragraph" style:parent-style-name="Heading_20_2">
      <style:paragraph-properties fo:line-height="115%" fo:text-align="justify" style:justify-single-word="false" fo:break-before="auto" fo:break-after="auto" style:writing-mode="lr-tb"/>
    </style:style>
    <style:style style:name="P14" style:family="paragraph" style:parent-style-name="Heading_20_3">
      <style:paragraph-properties fo:line-height="115%" fo:text-align="justify" style:justify-single-word="false" fo:break-before="auto" fo:break-after="auto" style:writing-mode="lr-tb"/>
    </style:style>
    <style:style style:name="P15" style:family="paragraph" style:parent-style-name="Standard" style:master-page-name="Standard">
      <style:paragraph-properties fo:line-height="115%" style:page-number="auto" fo:break-before="auto" fo:break-after="auto" style:writing-mode="lr-tb"/>
    </style:style>
    <style:style style:name="P16" style:family="paragraph" style:parent-style-name="Standard">
      <style:paragraph-properties fo:line-height="115%" fo:break-before="auto" fo:break-after="auto" style:writing-mode="lr-tb"/>
    </style:style>
    <style:style style:name="P17" style:family="paragraph" style:parent-style-name="Standard">
      <style:paragraph-properties fo:line-height="115%" fo:text-align="justify" style:justify-single-word="false" fo:break-before="auto" fo:break-after="auto" style:writing-mode="lr-tb"/>
    </style:style>
    <style:style style:name="P18" style:family="paragraph" style:parent-style-name="Standard">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line-height="115%" fo:text-align="justify" style:justify-single-word="false" fo:break-before="auto" fo:break-after="auto" style:writing-mode="lr-tb"/>
      <style:text-properties fo:font-size="14pt" style:font-size-asian="14pt" style:font-size-complex="14pt"/>
    </style:style>
    <style:style style:name="P20" style:family="paragraph" style:parent-style-name="Standard">
      <style:paragraph-properties fo:line-height="115%" fo:text-align="justify" style:justify-single-word="false" fo:break-before="auto" fo:break-after="auto" style:writing-mode="lr-tb"/>
      <style:text-properties fo:font-size="10pt" style:font-size-asian="10pt" style:font-size-complex="10pt"/>
    </style:style>
    <style:style style:name="P21" style:family="paragraph" style:parent-style-name="Standard">
      <style:paragraph-properties fo:line-height="115%" fo:text-align="justify" style:justify-single-word="false" fo:break-before="auto" fo:break-after="auto" style:writing-mode="lr-tb"/>
      <style:text-properties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26"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style>
    <style:style style:name="P27"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28" style:family="paragraph" style:parent-style-name="Standard" style:list-style-name="LS2">
      <style:paragraph-properties fo:margin-top="0cm" fo:margin-bottom="0cm" fo:line-height="115%" fo:text-align="justify" style:justify-single-word="false" fo:break-before="auto" fo:break-after="auto" style:writing-mode="lr-tb"/>
    </style:style>
    <style:style style:name="P29" style:family="paragraph" style:parent-style-name="Standard" style:list-style-name="LS3">
      <style:paragraph-properties fo:margin-top="0cm" fo:margin-bottom="0cm" fo:line-height="115%" fo:text-align="justify" style:justify-single-word="false" fo:break-before="auto" fo:break-after="auto" style:writing-mode="lr-tb"/>
    </style:style>
    <style:style style:name="P30" style:family="paragraph" style:parent-style-name="Standard" style:list-style-name="LS4">
      <style:paragraph-properties fo:margin-top="0cm" fo:margin-bottom="0cm" fo:line-height="115%" fo:text-align="justify" style:justify-single-word="false" fo:break-before="auto" fo:break-after="auto" style:writing-mode="lr-tb"/>
    </style:style>
    <style:style style:name="P31" style:family="paragraph" style:parent-style-name="Standard" style:list-style-name="LS5">
      <style:paragraph-properties fo:margin-top="0cm" fo:margin-bottom="0cm" fo:line-height="115%" fo:text-align="justify" style:justify-single-word="false" fo:break-before="auto" fo:break-after="auto" style:writing-mode="lr-tb"/>
    </style:style>
    <style:style style:name="P32" style:family="paragraph" style:parent-style-name="Standard" style:list-style-name="LS6">
      <style:paragraph-properties fo:margin-top="0cm" fo:margin-bottom="0cm" fo:line-height="115%" fo:text-align="justify" style:justify-single-word="false" fo:break-before="auto" fo:break-after="auto" style:writing-mode="lr-tb"/>
    </style:style>
    <style:style style:name="P33" style:family="paragraph" style:parent-style-name="Standard" style:list-style-name="LS7">
      <style:paragraph-properties fo:margin-top="0cm" fo:margin-bottom="0cm" fo:line-height="115%" fo:text-align="justify" style:justify-single-word="false" fo:break-before="auto" fo:break-after="auto" style:writing-mode="lr-tb"/>
    </style:style>
    <style:style style:name="P34" style:family="paragraph" style:parent-style-name="Standard" style:list-style-name="LS8">
      <style:paragraph-properties fo:margin-top="0cm" fo:margin-bottom="0cm" fo:line-height="115%" fo:text-align="justify" style:justify-single-word="false" fo:break-before="auto" fo:break-after="auto" style:writing-mode="lr-tb"/>
    </style:style>
    <style:style style:name="P35" style:family="paragraph" style:parent-style-name="Standard" style:list-style-name="LS9">
      <style:paragraph-properties fo:margin-top="0cm" fo:margin-bottom="0cm" fo:line-height="115%" fo:text-align="justify" style:justify-single-word="false" fo:break-before="auto" fo:break-after="auto" style:writing-mode="lr-tb"/>
    </style:style>
    <style:style style:name="P36" style:family="paragraph" style:parent-style-name="Standard" style:list-style-name="LS10">
      <style:paragraph-properties fo:margin-top="0cm" fo:margin-bottom="0cm" fo:line-height="115%" fo:text-align="justify" style:justify-single-word="false" fo:break-before="auto" fo:break-after="auto" style:writing-mode="lr-tb"/>
    </style:style>
    <style:style style:name="P37" style:family="paragraph" style:parent-style-name="Standard" style:list-style-name="LS11">
      <style:paragraph-properties fo:margin-top="0cm" fo:margin-bottom="0cm" fo:line-height="115%" fo:text-align="justify" style:justify-single-word="false" fo:break-before="auto" fo:break-after="auto" style:writing-mode="lr-tb"/>
    </style:style>
    <style:style style:name="P38" style:family="paragraph" style:parent-style-name="Standard" style:list-style-name="LS12">
      <style:paragraph-properties fo:margin-top="0cm" fo:margin-bottom="0cm" fo:line-height="115%" fo:text-align="justify" style:justify-single-word="false" fo:break-before="auto" fo:break-after="auto" style:writing-mode="lr-tb"/>
    </style:style>
    <style:style style:name="P39" style:family="paragraph" style:parent-style-name="Standard" style:list-style-name="LS13">
      <style:paragraph-properties fo:margin-top="0cm" fo:margin-bottom="0cm" fo:line-height="115%" fo:text-align="justify" style:justify-single-word="false" fo:break-before="auto" fo:break-after="auto" style:writing-mode="lr-tb"/>
    </style:style>
    <style:style style:name="P40" style:family="paragraph" style:parent-style-name="Standard" style:list-style-name="LS14">
      <style:paragraph-properties fo:margin-top="0cm" fo:margin-bottom="0cm" fo:line-height="115%" fo:text-align="justify" style:justify-single-word="false" fo:break-before="auto" fo:break-after="auto" style:writing-mode="lr-tb"/>
    </style:style>
    <style:style style:name="P41" style:family="paragraph" style:parent-style-name="Standard" style:list-style-name="LS15">
      <style:paragraph-properties fo:margin-top="0cm" fo:margin-bottom="0cm" fo:line-height="115%" fo:text-align="justify" style:justify-single-word="false" fo:break-before="auto" fo:break-after="auto" style:writing-mode="lr-tb"/>
    </style:style>
    <style:style style:name="P42" style:family="paragraph" style:parent-style-name="Standard" style:list-style-name="LS16">
      <style:paragraph-properties fo:margin-top="0cm" fo:margin-bottom="0cm" fo:line-height="115%" fo:text-align="justify" style:justify-single-word="false" fo:break-before="auto" fo:break-after="auto" style:writing-mode="lr-tb"/>
    </style:style>
    <style:style style:name="P43" style:family="paragraph" style:parent-style-name="Standard" style:list-style-name="LS17">
      <style:paragraph-properties fo:margin-top="0cm" fo:margin-bottom="0cm" fo:line-height="115%" fo:text-align="justify" style:justify-single-word="false" fo:break-before="auto" fo:break-after="auto" style:writing-mode="lr-tb"/>
    </style:style>
    <style:style style:name="P44" style:family="paragraph" style:parent-style-name="Standard" style:list-style-name="LS18">
      <style:paragraph-properties fo:margin-top="0cm" fo:margin-bottom="0cm" fo:line-height="115%" fo:text-align="justify" style:justify-single-word="false" fo:break-before="auto" fo:break-after="auto" style:writing-mode="lr-tb"/>
    </style:style>
    <style:style style:name="P45" style:family="paragraph" style:parent-style-name="Standard" style:list-style-name="LS19">
      <style:paragraph-properties fo:margin-top="0cm" fo:margin-bottom="0cm" fo:line-height="115%" fo:text-align="justify" style:justify-single-word="false" fo:break-before="auto" fo:break-after="auto" style:writing-mode="lr-tb"/>
    </style:style>
    <style:style style:name="P46" style:family="paragraph" style:parent-style-name="Standard" style:list-style-name="LS12">
      <style:paragraph-properties fo:margin-top="0cm" fo:margin-bottom="0cm" fo:line-height="115%" fo:text-align="justify" style:justify-single-word="false" fo:break-before="auto" fo:break-after="auto" style:writing-mode="lr-tb"/>
      <style:text-properties fo:font-size="10pt" fo:font-style="italic" style:font-size-asian="10pt" style:font-style-asian="italic" style:font-size-complex="10pt" style:font-style-complex="italic"/>
    </style:style>
    <style:style style:name="P47" style:family="paragraph" style:parent-style-name="Standard">
      <style:paragraph-properties fo:line-height="115%" style:writing-mode="lr-tb"/>
    </style:style>
    <style:style style:name="P48" style:family="paragraph" style:parent-style-name="Standard">
      <style:paragraph-properties fo:line-height="115%" fo:break-before="page" style:writing-mode="lr-tb"/>
    </style:style>
    <style:style style:name="P49" style:family="paragraph" style:parent-style-name="Standard">
      <style:paragraph-properties fo:margin-left="2.54cm" fo:margin-right="0cm" fo:line-height="115%"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50" style:family="paragraph" style:parent-style-name="Standard" style:master-page-name="Standard">
      <style:paragraph-properties fo:line-height="115%" style:page-number="auto" fo:break-before="auto" fo:break-after="auto" style:writing-mode="lr-tb"/>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style:font-size-asian="9pt" style:font-size-complex="9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7"/>
      <text:p text:style-name="P47"/>
      <text:p text:style-name="P47"/>
      <text:p text:style-name="P47"/>
      <text:p text:style-name="P47"/>
      <text:p text:style-name="P47"><draw:frame draw:style-name="fr2" draw:name="figura1" text:anchor-type="as-char" svg:width="8.467cm" svg:height="6.35cm" draw:z-index="12"><draw:image xlink:href="Pictures/1000020100000140000000F06BA53021.png" xlink:type="simple" xlink:show="embed" xlink:actuate="onLoad"/></draw:frame></text:p>
      <text:p text:style-name="P1"/>
      <text:p text:style-name="P47"><text:span text:style-name="T1"/></text:p>
      <text:p text:style-name="P47"><text:span text:style-name="T1">SGB_TEMPL_EspecificaçãoRequisitos</text:span></text:p>
      <text:p text:style-name="P1"><text:span text:style-name="T1"/></text:p>
      <text:p text:style-name="P47"><text:span text:style-name="T1">Versão 1.0</text:span></text:p>
      <text:p text:style-name="P1"/>
      <text:p text:style-name="P1"/>
      <text:p text:style-name="P7"><text:span text:style-name="T2">Histórico de Revisões</text:span></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2">Nome</text:p>
          </table:table-cell>
          <table:table-cell table:style-name="Tabela1.A1" office:value-type="string">
            <text:p text:style-name="P22">Alterações</text:p>
          </table:table-cell>
          <table:table-cell table:style-name="Tabela1.A1" office:value-type="string">
            <text:p text:style-name="P22">Data</text:p>
          </table:table-cell>
          <table:table-cell table:style-name="Tabela1.A1" office:value-type="string">
            <text:p text:style-name="P22">Versão</text:p>
          </table:table-cell>
        </table:table-row>
        <table:table-row>
          <table:table-cell table:style-name="Tabela1.A1" office:value-type="string">
            <text:p text:style-name="P8"><text:span text:style-name="T3">Bruno Blumenschein</text:span></text:p>
          </table:table-cell>
          <table:table-cell table:style-name="Tabela1.A1" office:value-type="string">
            <text:p text:style-name="P8"><text:span text:style-name="T3">Inicio do documento – Criação do Tamplate</text:span></text:p>
          </table:table-cell>
          <table:table-cell table:style-name="Tabela1.A1" office:value-type="string">
            <text:p text:style-name="P23">29/10/2012</text:p>
          </table:table-cell>
          <table:table-cell table:style-name="Tabela1.A1" office:value-type="string">
            <text:p text:style-name="P23">0.1</text:p>
          </table:table-cell>
        </table:table-row>
        <table:table-row>
          <table:table-cell table:style-name="Tabela1.A3" office:value-type="string">
            <text:p text:style-name="P9"><text:span text:style-name="T3">Bruno Blumenschein</text:span></text:p>
          </table:table-cell>
          <table:table-cell table:style-name="Tabela1.A3" office:value-type="string">
            <text:p text:style-name="P9"><text:span text:style-name="T3">Finalização - Complemento dos últimos tópicos vazios</text:span></text:p>
          </table:table-cell>
          <table:table-cell table:style-name="Tabela1.A3" office:value-type="string">
            <text:p text:style-name="P24">30/10/2012</text:p>
          </table:table-cell>
          <table:table-cell table:style-name="Tabela1.A3" office:value-type="string">
            <text:p text:style-name="P24">0.2</text:p>
          </table:table-cell>
        </table:table-row>
        <table:table-row>
          <table:table-cell table:style-name="Tabela1.A3" office:value-type="string">
            <text:p text:style-name="P9"><text:span text:style-name="T3"><text:s/>Andressa Gonçalves</text:span></text:p>
          </table:table-cell>
          <table:table-cell table:style-name="Tabela1.A3" office:value-type="string">
            <text:p text:style-name="P9"><text:span text:style-name="T3">Alteração de alguns itens que não estavam pertinentes</text:span></text:p>
          </table:table-cell>
          <table:table-cell table:style-name="Tabela1.A3" office:value-type="string">
            <text:p text:style-name="P24">01/11/2012</text:p>
          </table:table-cell>
          <table:table-cell table:style-name="Tabela1.A3" office:value-type="string">
            <text:p text:style-name="P24">0.3</text:p>
          </table:table-cell>
        </table:table-row>
        <table:table-row>
          <table:table-cell table:style-name="Tabela1.A3" office:value-type="string">
            <text:p text:style-name="P9"><text:span text:style-name="T3">Bruno Blumenschein</text:span></text:p>
          </table:table-cell>
          <table:table-cell table:style-name="Tabela1.A3" office:value-type="string">
            <text:p text:style-name="P9"><text:span text:style-name="T3">Revisão Geral para Liberação de Atualização do Documento</text:span></text:p>
          </table:table-cell>
          <table:table-cell table:style-name="Tabela1.A3" office:value-type="string">
            <text:p text:style-name="P24">31/10/2012</text:p>
          </table:table-cell>
          <table:table-cell table:style-name="Tabela1.A3" office:value-type="string">
            <text:p text:style-name="P24">0.4</text:p>
          </table:table-cell>
        </table:table-row>
        <table:table-row>
          <table:table-cell table:style-name="Tabela1.A6" office:value-type="string">
            <text:p text:style-name="P9">Rodrigo Andrade</text:p>
          </table:table-cell>
          <table:table-cell table:style-name="Tabela1.A6" office:value-type="string">
            <text:p text:style-name="P9">Formatação do documento para primeira entrega</text:p>
          </table:table-cell>
          <table:table-cell table:style-name="Tabela1.A6" office:value-type="string">
            <text:p text:style-name="P24">01/11/2012</text:p>
          </table:table-cell>
          <table:table-cell table:style-name="Tabela1.A6" office:value-type="string">
            <text:p text:style-name="P24">1.0</text:p>
          </table:table-cell>
        </table:table-row>
      </table:table>
      <text:p text:style-name="P1"/>
      <text:p text:style-name="P1"/>
      <text:h text:style-name="P11" text:outline-level="10"><text:bookmark-start text:name="h.2igv3gegt15u"/>1.<text:bookmark-end text:name="h.2igv3gegt15u"/> Introdução</text:h>
      <text:p text:style-name="P2"><text:span text:style-name="T4">A introdução do documento de EES deve providenciar uma visão geral sobre o documento inteiro. Deve por isso conter as seguintes sub-secções:</text:span><text:span text:style-name="T7"><text:tab/><text:tab/><text:tab/></text:span></text:p>
      <text:list xml:id="list41348919" text:style-name="LS1">
        <text:list-item>
          <text:p text:style-name="P27"><text:span text:style-name="T4">Propósito;</text:span></text:p>
        </text:list-item>
        <text:list-item>
          <text:p text:style-name="P27"><text:span text:style-name="T4">Âmbito;</text:span></text:p>
        </text:list-item>
        <text:list-item>
          <text:p text:style-name="P27"><text:span text:style-name="T4">Definições, acrónimos e abreviaturas;</text:span></text:p>
        </text:list-item>
        <text:list-item>
          <text:p text:style-name="P27"><text:span text:style-name="T4">Referências;</text:span></text:p>
        </text:list-item>
        <text:list-item>
          <text:p text:style-name="P27"><text:span text:style-name="T4">Organização;</text:span></text:p>
        </text:list-item>
      </text:list>
      <text:p text:style-name="P3"/>
      <text:h text:style-name="P13" text:outline-level="10"><text:bookmark-start text:name="h.tl1syh2kketc"/>1.1.<text:bookmark-end text:name="h.tl1syh2kketc"/> Propósito</text:h>
      <text:p text:style-name="P2"><text:span text:style-name="T4">Esta seção deve:</text:span><text:span text:style-name="T7"><text:tab/><text:tab/></text:span></text:p>
      <text:list xml:id="list41356517" text:style-name="LS2">
        <text:list-item>
          <text:p text:style-name="P28"><text:span text:style-name="T4">Delinear o propósito do documento de EES;</text:span></text:p>
        </text:list-item>
        <text:list-item>
          <text:p text:style-name="P28"><text:span text:style-name="T4">Especificar a audiência alvo do documento de EES. </text:span></text:p>
        </text:list-item>
      </text:list>
      <text:p text:style-name="P5"><text:tab/><text:tab/></text:p>
      <text:h text:style-name="P13" text:outline-level="10"><text:bookmark-start text:name="h.gwrzc7x7jnap"/>1.2.<text:bookmark-end text:name="h.gwrzc7x7jnap"/> Âmbito<text:tab/><text:tab/><text:tab/></text:h>
      <text:p text:style-name="P2"><text:span text:style-name="T4">Esta seção deve:</text:span><text:span text:style-name="T7"><text:tab/><text:tab/><text:tab/><text:tab/><text:tab/></text:span><text:span text:style-name="T4"> <text:tab/><text:tab/><text:tab/><text:tab/><text:tab/></text:span></text:p>
      <text:list xml:id="list41367043" text:style-name="LS3">
        <text:list-item>
          <text:p text:style-name="P29"><text:span text:style-name="T4">Identificar o produto de software a desenvolver pelo seu nome;</text:span></text:p>
        </text:list-item>
        <text:list-item>
          <text:p text:style-name="P29"><text:span text:style-name="T4">Explicar o que o produto irá fazer, e se necessário, o que não irá fazer;</text:span></text:p>
        </text:list-item>
        <text:list-item>
          <text:p text:style-name="P29"><text:span text:style-name="T4">Descrever a aplicação do software, incluindo benefícios relevantes e objetivos;</text:span></text:p>
        </text:list-item>
        <text:list-item>
          <text:p text:style-name="P29"><text:span text:style-name="T4">Ser consistente com outros documentos similares ou de mais alto nível (por exemplo, a especificação das exigências do sistema), caso existam.</text:span></text:p>
        </text:list-item>
      </text:list>
      <text:p text:style-name="P5"/>
      <text:h text:style-name="P13" text:outline-level="10"><text:bookmark-start text:name="h.k3u9i1bqimqt"/>1.3.<text:bookmark-end text:name="h.k3u9i1bqimqt"/> Definições, acrónimos e abreviaturas<text:tab/><text:tab/> <text:tab/> <text:tab/> <text:tab/><text:tab/></text:h>
      <text:p text:style-name="P2"><text:span text:style-name="T4">Esta sub-seção deve fornecer as definições de todos os termos, acrónimos e abreviaturas necessários à interpretação do documento de EES. Esta informação pode ser fornecida por referência a um ou mais apêndices do documento de EES ou por referência a outros documentos. </text:span></text:p>
      <text:p text:style-name="P4"/>
      <text:h text:style-name="P13" text:outline-level="10"><text:bookmark-start text:name="h.ytwnsb2ntqku"/>1.4.<text:bookmark-end text:name="h.ytwnsb2ntqku"/> Referências<text:tab/> <text:tab/> <text:tab/> <text:tab/><text:tab/></text:h>
      <text:p text:style-name="P2"><text:span text:style-name="T4">Esta seção deve:</text:span><text:span text:style-name="T7"><text:tab/><text:tab/><text:tab/></text:span></text:p>
      <text:list xml:id="list41364066" text:style-name="LS4">
        <text:list-item>
          <text:p text:style-name="P30"><text:span text:style-name="T4">Fornecer uma lista completa de todos os outros documentos referenciados pelo documento de EES;</text:span></text:p>
        </text:list-item>
        <text:list-item>
          <text:p text:style-name="P30"><text:span text:style-name="T4">Identificar cada documento pelo seu título, número de relatório (quando aplicável), data e organização que o publica;</text:span></text:p>
        </text:list-item>
        <text:list-item>
          <text:p text:style-name="P30"><text:span text:style-name="T4">Especificar as fontes de onde as referências podem ser obtidas;</text:span></text:p>
        </text:list-item>
      </text:list>
      <text:p text:style-name="P3"/>
      <text:p text:style-name="P2"><text:span text:style-name="T4">Esta informação pode ser fornecida por referência a um apêndice ou a outro documento. </text:span></text:p>
      <text:p text:style-name="P4"/>
      <text:h text:style-name="P13" text:outline-level="10"><text:bookmark-start text:name="h.b6hllmgyruj3"/>1.5.<text:bookmark-end text:name="h.b6hllmgyruj3"/> Organização</text:h>
      <text:p text:style-name="P2"><text:span text:style-name="T4">Esta seção deve:</text:span><text:span text:style-name="T7"><text:tab/></text:span><text:span text:style-name="T8"><text:tab/><text:tab/></text:span></text:p>
      <text:list xml:id="list41343884" text:style-name="LS5">
        <text:list-item>
          <text:p text:style-name="P31"><text:span text:style-name="T4">Descrever o conteúdo do documento de EES;</text:span></text:p>
        </text:list-item>
        <text:list-item>
          <text:p text:style-name="P31"><text:span text:style-name="T4">Explicar a organização do documento de EES;</text:span></text:p>
        </text:list-item>
      </text:list>
      <text:h text:style-name="P12" text:outline-level="10"><text:bookmark-start text:name="h.dfzmlgil0upb"/>2.<text:bookmark-end text:name="h.dfzmlgil0upb"/> Descrição geral<text:tab/><text:tab/><text:tab/></text:h>
      <text:p text:style-name="P2"><text:soft-page-break/><text:span text:style-name="T4">Esta seção do documento de EES deve descrever os fatores gerais que afetam o produto e as suas exigências. Esta seção não enumera exigências específicas. Ao invés, fornece um contexto para essas exigências e facilita a sua compreensão.</text:span><text:span text:style-name="T7"><text:tab/><text:tab/></text:span></text:p>
      <text:p text:style-name="P2"><text:span text:style-name="T4">Esta seção consiste habitualmente em 6 sub-seções:</text:span><text:span text:style-name="T7"><text:tab/></text:span></text:p>
      <text:list xml:id="list41370859" text:style-name="LS6">
        <text:list-item>
          <text:p text:style-name="P32"><text:span text:style-name="T4">Perspectiva do produto;</text:span></text:p>
        </text:list-item>
        <text:list-item>
          <text:p text:style-name="P32"><text:span text:style-name="T4">Funções do produto;</text:span></text:p>
        </text:list-item>
        <text:list-item>
          <text:p text:style-name="P32"><text:span text:style-name="T4">Características do utilizador;</text:span></text:p>
        </text:list-item>
        <text:list-item>
          <text:p text:style-name="P32"><text:span text:style-name="T4">Restrições;</text:span></text:p>
        </text:list-item>
        <text:list-item>
          <text:p text:style-name="P32"><text:span text:style-name="T4">Assunções e dependências;</text:span></text:p>
        </text:list-item>
        <text:list-item>
          <text:p text:style-name="P32"><text:span text:style-name="T4">Divisão e atribuição das exigências. </text:span></text:p>
        </text:list-item>
      </text:list>
      <text:p text:style-name="P5"/>
      <text:h text:style-name="P13" text:outline-level="10"><text:bookmark-start text:name="h.88lgqdyk60jj"/>2.1.<text:bookmark-end text:name="h.88lgqdyk60jj"/> Perspectiva do produto<text:tab/><text:tab/><text:tab/></text:h>
      <text:p text:style-name="P2"><text:span text:style-name="T4">Esta sub-seção do documento de EES deve colocar o produto em perspectiva relativamente a outros produtos relacionados. Se o produto é independente e totalmente auto-contido, isso deve ser explicitado aqui. Se o documento de EES define um produto que forma parte de um sistema maior, como é frequentemente o caso, então esta sub-seção deve relacionar as exigências do sistema envolvente com a funcionalidade do software e deve identificar interfaces entre o sistema e o software.</text:span><text:span text:style-name="T7"><text:tab/></text:span></text:p>
      <text:p text:style-name="P2"><text:span text:style-name="T4">Um diagrama de blocos mostrando os componentes principais do sistema envolvente, interligações e interfaces externas poderá ser útil.</text:span><text:span text:style-name="T7"><text:tab/><text:tab/></text:span></text:p>
      <text:p text:style-name="P2"><text:span text:style-name="T4">Esta sub-seção deve também descrever a operação do software dentro de várias restrições. Por exemplo, estas restrições podem incluir</text:span><text:span text:style-name="T7"><text:tab/><text:tab/></text:span></text:p>
      <text:list xml:id="list41343782" text:style-name="LS7">
        <text:list-item>
          <text:p text:style-name="P33"><text:span text:style-name="T4">Interfaces de sistema;</text:span></text:p>
          <text:list>
            <text:list-item>
              <text:p text:style-name="P33"><text:span text:style-name="T4">Aqui deve ser listada cada interface de sistema e identificada a funcionalidade do software que cumpre a exigência do sistema. </text:span></text:p>
            </text:list-item>
          </text:list>
        </text:list-item>
        <text:list-item>
          <text:p text:style-name="P33"><text:span text:style-name="T4">Interfaces com o utilizador;<text:tab/><text:tab/><text:tab/></text:span></text:p>
          <text:list>
            <text:list-item>
              <text:p text:style-name="P33"><text:span text:style-name="T4">Aqui deve ser especificado o seguinte:<text:tab/><text:tab/></text:span></text:p>
              <text:list>
                <text:list-item>
                  <text:p text:style-name="P33"><text:span text:style-name="T5">As características lógicas de cada interface entre o produto de software e os seus utilizadores. </text:span><text:span text:style-name="T4">Isto inclui as características de configuração (por exemplo, formatos necessários, disposição de página ou janela, conteúdo de quaisquer relatórios ou menus, ou disponibilidade de teclas de função programáveis) necessárias para cumprir as exigências de software.<text:tab/><text:tab/><text:tab/></text:span></text:p>
                </text:list-item>
                <text:list-item>
                  <text:p text:style-name="P33"><text:span text:style-name="T5">Todos os aspetos de optimização da interface com a pessoa que deve usar o sistema. </text:span><text:span text:style-name="T4">Isto pode consistir simplesmente de uma lista do que se deve ou não fazer no modo como o sistema aparece ao utilizador. Um exemplo pode ser a exigência para uma opção de mensagens de erro longas ou curtas. Tal como todas as outras, estas exigências devem ser verificáveis, por exemplo, "um </text:span><text:span text:style-name="T5">funcionário dactilógrafo de grau 4 consegue fazer a função X em Z minutos após 1 hora de treino" </text:span><text:span text:style-name="T4">em vez de "um </text:span><text:span text:style-name="T5">dactilógrafo pode fazer a função X". </text:span><text:span text:style-name="T4">Isto pode também ser especificado na seção de Atributos do sistema de software,sob uma sub-seção intitulada </text:span><text:span text:style-name="T5">Facilidade de Utilização. </text:span></text:p>
                </text:list-item>
              </text:list>
            </text:list-item>
          </text:list>
        </text:list-item>
        <text:list-item>
          <text:p text:style-name="P33"><text:span text:style-name="T4">Interfaces de hardware;<text:tab/><text:tab/> <text:tab/> <text:tab/> <text:tab/><text:tab/></text:span></text:p>
          <text:list>
            <text:list-item>
              <text:p text:style-name="P33"><text:span text:style-name="T4">Aqui devem ser especificadas as características lógicas de cada interface entre o produto de software e os componentes de hardware do sistema. Isto inclui características de configuração (número de portos, conjuntos de instruções, etc.). Cobre também assuntos como os dispositivos a suportar, como estes devem ser suportados, e protocolos.</text:span></text:p>
            </text:list-item>
          </text:list>
        </text:list-item>
        <text:list-item>
          <text:p text:style-name="P33"><text:span text:style-name="T4">Interfaces de software;<text:tab/><text:tab/></text:span></text:p>
          <text:list>
            <text:list-item>
              <text:p text:style-name="P33"><text:soft-page-break/><text:span text:style-name="T4">Aqui deve ser especificado o uso de outros produtos de software necessários (por exemplo, um sistema de gestão de base de dados, um sistema operativo, ou um pacote matemático), e interfaces com outros sistemas aplicacionais (por exemplo, a ligação entre um sistema de vendas e o sistema de contabilidade). Para cada produto de software necessário deve ser fornecido o seguinte:</text:span></text:p>
              <text:list>
                <text:list-item>
                  <text:p text:style-name="P33"><text:span text:style-name="T4">Nome;</text:span></text:p>
                </text:list-item>
                <text:list-item>
                  <text:p text:style-name="P33"><text:span text:style-name="T4">Mnemónica;</text:span></text:p>
                </text:list-item>
                <text:list-item>
                  <text:p text:style-name="P33"><text:span text:style-name="T4">Número de especificação;</text:span></text:p>
                </text:list-item>
                <text:list-item>
                  <text:p text:style-name="P33"><text:span text:style-name="T4">Número de versão;</text:span></text:p>
                </text:list-item>
                <text:list-item>
                  <text:p text:style-name="P33"><text:span text:style-name="T4">Fonte;</text:span></text:p>
                </text:list-item>
              </text:list>
            </text:list-item>
            <text:list-item>
              <text:p text:style-name="P33"><text:span text:style-name="T4">Para cada interface, o seguinte deve ser fornecido:</text:span></text:p>
              <text:list>
                <text:list-item>
                  <text:p text:style-name="P33"><text:span text:style-name="T4">Uma discussão sobre a função do software com que é feita a interface e a sua relação com este produto de software;</text:span></text:p>
                </text:list-item>
                <text:list-item>
                  <text:p text:style-name="P33"><text:span text:style-name="T4">Definição da interface em termos de conteúdo e formato de mensagens. Não é necessário detalhar interfaces que estejam bem documentadas, mas deve existir uma referência para o documento que define a interface.</text:span></text:p>
                </text:list-item>
              </text:list>
            </text:list-item>
          </text:list>
        </text:list-item>
        <text:list-item>
          <text:p text:style-name="P33"><text:span text:style-name="T4">Interfaces de comunicação;</text:span></text:p>
          <text:list>
            <text:list-item>
              <text:p text:style-name="P33"><text:span text:style-name="T4">Aqui devem ser especificadas as várias interfaces de comunicação, tais como protocolos de rede, etc.. <text:s text:c="3"/></text:span></text:p>
            </text:list-item>
          </text:list>
        </text:list-item>
        <text:list-item>
          <text:p text:style-name="P33"><text:span text:style-name="T4">Memória;<text:tab/> <text:tab/> <text:tab/> <text:tab/><text:tab/></text:span></text:p>
          <text:list>
            <text:list-item>
              <text:p text:style-name="P33"><text:span text:style-name="T4">Aqui devem ser especificados os limites e quaisquer outras características aplicáveis da memória primária e secundária. </text:span></text:p>
            </text:list-item>
          </text:list>
        </text:list-item>
        <text:list-item>
          <text:p text:style-name="P33"><text:span text:style-name="T4">Operações;</text:span></text:p>
          <text:list>
            <text:list-item>
              <text:p text:style-name="P33"><text:span text:style-name="T4">Aqui devem ser especificadas as operações normais e especiais requeridas pelo utilizador, tais como:</text:span></text:p>
              <text:list>
                <text:list-item>
                  <text:p text:style-name="P33"><text:span text:style-name="T4">Os vários modos de operação na organização que utiliza o software (por exemplo, operações iniciadas pelos utilizadores);</text:span></text:p>
                </text:list-item>
                <text:list-item>
                  <text:p text:style-name="P33"><text:span text:style-name="T4">Períodos de operação interativa e períodos de operação não supervisionada;</text:span></text:p>
                </text:list-item>
                <text:list-item>
                  <text:p text:style-name="P33"><text:span text:style-name="T4">Funções de suporte a processamento de dados;</text:span></text:p>
                </text:list-item>
                <text:list-item>
                  <text:p text:style-name="P33"><text:span text:style-name="T4">Operações de cópia de segurança e restauro.</text:span></text:p>
                </text:list-item>
              </text:list>
            </text:list-item>
            <text:list-item>
              <text:p text:style-name="P33"><text:span text:style-name="T9">Nota</text:span><text:span text:style-name="T10">: Isto é por vezes especificado como parte da seção Interface com o Utilizador</text:span></text:p>
            </text:list-item>
          </text:list>
        </text:list-item>
        <text:list-item>
          <text:p text:style-name="P33"><text:span text:style-name="T4">Adaptações ao local de Instalação</text:span></text:p>
          <text:list>
            <text:list-item>
              <text:p text:style-name="P33"><text:span text:style-name="T4">Aqui deve-se:</text:span></text:p>
              <text:list>
                <text:list-item>
                  <text:p text:style-name="P33"><text:span text:style-name="T4">Definir as exigências para quaisquer dados ou sequências de inicialização que sejam específicos a um local de instalação, missão ou modo de operação (por exemplo, limites de segurança, etc.);</text:span></text:p>
                </text:list-item>
                <text:list-item>
                  <text:p text:style-name="P33"><text:span text:style-name="T4">Especificar as características relacionadas com um local de instalação ou missão que devem ser modificadas para adaptar o sofware a uma instalação em particular;</text:span></text:p>
                </text:list-item>
              </text:list>
            </text:list-item>
          </text:list>
        </text:list-item>
      </text:list>
      <text:p text:style-name="P10"/>
      <text:h text:style-name="P13" text:outline-level="10"><text:bookmark-start text:name="h.3uw1l8ctyypr"/>2.2.<text:bookmark-end text:name="h.3uw1l8ctyypr"/> Funcionalidades do produto<text:tab/> <text:tab/> <text:tab/> <text:tab/><text:tab/></text:h>
      <text:p text:style-name="P2"><text:span text:style-name="T4">Esta sub-seção do documento de EES deve fornecer um resumo das principais funções que o software vai desempenhar. Por exemplo, um documento de EES para um programa de contabilidade pode usar esta seção para referir manutenção de contas de cliente, balanços e preparação de recibos, sem mencionar as vastas quantidades de detalhe que cada uma dessas funções necessita.</text:span><text:span text:style-name="T8"><text:tab/> <text:tab/> <text:tab/> <text:tab/><text:tab/></text:span></text:p>
      <text:p text:style-name="P2"><text:soft-page-break/><text:span text:style-name="T4">Por vezes o resumo de funções que é necessário para esta secção pode ser retirado directamente da secção de especificação de alto nível (caso exista) que atribui funções particulares ao produto de software. Note-se que, para bem da clareza:</text:span></text:p>
      <text:list xml:id="list41354910" text:style-name="LS8">
        <text:list-item>
          <text:p text:style-name="P34"><text:span text:style-name="T4">As funções devem ser organizadas de um modo que torne a lista de funções compreensível para o cliente, ou quem quer que esteja a ler o documento pela primeira vez.</text:span></text:p>
        </text:list-item>
        <text:list-item>
          <text:p text:style-name="P34"><text:span text:style-name="T4">Métodos textuais ou gráficos podem ser usados para mostrar as diferentes funções e as suas inter-relações. Tais diagramas não se destinam a mostrar o desenho técnico do produto, mas simplesmente a mostrar as relações lógicas entre variáveis.</text:span></text:p>
        </text:list-item>
      </text:list>
      <text:p text:style-name="P3"/>
      <text:h text:style-name="P13" text:outline-level="10"><text:bookmark-start text:name="h.ut85phnpozax"/>2.3.<text:bookmark-end text:name="h.ut85phnpozax"/> Características do utilizador<text:tab/><text:tab/> <text:tab/> <text:tab/> <text:tab/><text:tab/></text:h>
      <text:p text:style-name="P2"><text:span text:style-name="T4">Esta sub-seção do documento de EES deve descrever as características gerais dos utilizadores alvo do produto, incluindo nível de formação, experiência e proficiência técnica. Não deve ser usada para ditar exigências específicas.</text:span></text:p>
      <text:p text:style-name="P4"/>
      <text:h text:style-name="P13" text:outline-level="10"><text:bookmark-start text:name="h.nt2kan1tkkbm"/>2.4.<text:bookmark-end text:name="h.nt2kan1tkkbm"/> Restrições<text:tab/><text:tab/><text:tab/></text:h>
      <text:p text:style-name="P2"><text:span text:style-name="T4">Esta sub-seção do documento de EES deve fornecer uma descrição geral de quaisquer outros itens que limitem as opções de desenvolvimento. Estes incluem:</text:span><text:span text:style-name="T7"><text:tab/><text:tab/></text:span></text:p>
      <text:list xml:id="list41372204" text:style-name="LS9">
        <text:list-item>
          <text:p text:style-name="P35"><text:span text:style-name="T4">Regulamentos;</text:span></text:p>
        </text:list-item>
        <text:list-item>
          <text:p text:style-name="P35"><text:span text:style-name="T4">Limitações de hardware;</text:span></text:p>
        </text:list-item>
        <text:list-item>
          <text:p text:style-name="P35"><text:span text:style-name="T4">Interfaces com outras aplicações; </text:span></text:p>
        </text:list-item>
        <text:list-item>
          <text:p text:style-name="P35"><text:span text:style-name="T4">Operação em paralelo;</text:span></text:p>
        </text:list-item>
        <text:list-item>
          <text:p text:style-name="P35"><text:span text:style-name="T4">Funções de auditoria;</text:span></text:p>
        </text:list-item>
        <text:list-item>
          <text:p text:style-name="P35"><text:span text:style-name="T4">Funções de controlo;</text:span></text:p>
        </text:list-item>
        <text:list-item>
          <text:p text:style-name="P35"><text:span text:style-name="T4">Exigências de alto nível da linguagem;</text:span></text:p>
        </text:list-item>
        <text:list-item>
          <text:p text:style-name="P35"><text:span text:style-name="T4">Protocolos de </text:span><text:span text:style-name="T5">signal handshake;</text:span></text:p>
        </text:list-item>
        <text:list-item>
          <text:p text:style-name="P35"><text:span text:style-name="T4">Exigências de fiabilidade;</text:span></text:p>
        </text:list-item>
        <text:list-item>
          <text:p text:style-name="P35"><text:span text:style-name="T4">Criticalidade da aplicação;</text:span></text:p>
        </text:list-item>
        <text:list-item>
          <text:p text:style-name="P35"><text:span text:style-name="T4">Considerações de segurança. </text:span></text:p>
        </text:list-item>
      </text:list>
      <text:p text:style-name="P4"/>
      <text:h text:style-name="P13" text:outline-level="10"><text:bookmark-start text:name="h.milhzhkrr0iu"/>2.5.<text:bookmark-end text:name="h.milhzhkrr0iu"/> Assunções e dependências<text:tab/><text:tab/> <text:tab/> <text:tab/> <text:tab/><text:tab/></text:h>
      <text:p text:style-name="P2"><text:span text:style-name="T4">Esta sub-seção do documento de EES deve listar cada um dos fatores que afetam as exigências ditadas no documento de EES. Estes fatores não são restrições de desenho do software mas sim fatores que, ao mudarem, afetam as exigências presentes no documento de EES. Por exemplo, pode ser assumido que um determinado sistema operativo estará disponível no hardware designado para o produto de software. Se mais tarde se verificasse que tal sistema operativo não está de fato disponível, o documento de EES teria então de ser alterado. </text:span></text:p>
      <text:p text:style-name="P2"><text:tab/> <text:tab/> <text:tab/> <text:tab/><text:tab/><text:tab/><text:tab/></text:p>
      <text:h text:style-name="P13" text:outline-level="10"><text:bookmark-start text:name="h.tns028xp8yg6"/>2.6.<text:bookmark-end text:name="h.tns028xp8yg6"/> Divisão e Atribuição<text:tab/> <text:tab/> <text:tab/> <text:tab/><text:tab/></text:h>
      <text:p text:style-name="P2"><text:span text:style-name="T4">Esta sub-seção do documento de EES deve listar cada um dos fatores que afetam as exigências ditadas no documento de EES. Estes fatores não são restrições de desenho do software mas sim fatores que, ao mudarem, afetam as exigências presentes no documento de EES. Por exemplo, pode ser assumido que um determinado sistema operativo estará disponível no hardware designado para o produto de software. Se mais tarde se verificasse que tal sistema operativo não está de fato disponível, o documento de EES teria então de ser alterado. </text:span></text:p>
      <text:p text:style-name="P5"><text:soft-page-break/></text:p>
      <text:h text:style-name="P12" text:outline-level="10"><text:bookmark-start text:name="h.79mofq5wll2g"/><text:span text:style-name="T8">3.</text:span><text:bookmark-end text:name="h.79mofq5wll2g"/><text:span text:style-name="T8"> Exigências Específicas<text:tab/><text:tab/> <text:tab/> <text:tab/> <text:tab/><text:tab/></text:span><text:span text:style-name="T4"><text:tab/><text:tab/><text:tab/></text:span></text:h>
      <text:p text:style-name="P2"><text:span text:style-name="T4">Esta seção do documento de EES deve conter todas as exigências de software a um nível de detalhe suficiente para permitir que seja feito o desenho de um sistema que satisfaz as exigências, e que sejam feitos testes que mostrem que o sistema satisfaz essas mesmas exigências. Ao longo desta seção, cada exigência que é ditada deve ser externamente perceptível por utilizadores, operadores ou outros sistemas externos. Estas exigências devem incluir no mínimo uma descrição de cada entrada (estímulo) ao sistema, cada saída (resposta) do sistema, e todas as funções levadas a cabo pelo sistema em resposta a uma entrada ou em suporte de uma saída. Uma vez que esta é frequentemente a parte maior e mais importante do documento de EES, aplicam-se os seguintes princípios:</text:span></text:p>
      <text:p text:style-name="P3"><text:tab/><text:tab/><text:tab/></text:p>
      <text:list xml:id="list41368661" text:style-name="LS10">
        <text:list-item>
          <text:p text:style-name="P36"><text:span text:style-name="T4">Exigências específicas devem ser ditadas de acordo com todas as características descritas na Secção 4.3;</text:span></text:p>
        </text:list-item>
        <text:list-item>
          <text:p text:style-name="P36"><text:span text:style-name="T4">Exigências específicas devem fazer referência a documentos anteriores que estejam relacionados;</text:span></text:p>
        </text:list-item>
        <text:list-item>
          <text:p text:style-name="P36"><text:span text:style-name="T4">Todas as exigências devem ser unicamente identificáveis;</text:span></text:p>
        </text:list-item>
        <text:list-item>
          <text:p text:style-name="P36"><text:span text:style-name="T4">Deve ser dada atenção cuidada à organização das exigências, de forma a maximizar a legibilidade.</text:span></text:p>
        </text:list-item>
      </text:list>
      <text:p text:style-name="P3"><text:tab/><text:tab/><text:tab/></text:p>
      <text:p text:style-name="P2"><text:span text:style-name="T4">Antes de examinar formas específicas de organizar as exigências é útil entender os vários itens em que consiste a exigência.</text:span></text:p>
      <text:p text:style-name="P3"/>
      <text:h text:style-name="P13" text:outline-level="10"><text:bookmark-start text:name="h.vjlmnkamog3"/>3.1<text:bookmark-end text:name="h.vjlmnkamog3"/> Interfaces Externas <text:tab/> <text:tab/> <text:tab/><text:tab/></text:h>
      <text:p text:style-name="P2"><text:span text:style-name="T4">Esta deve ser uma descrição detalhada de todas as entradas e saídas do sistema de software.</text:span><text:span text:style-name="T7"><text:tab/></text:span></text:p>
      <text:p text:style-name="P2"><text:span text:style-name="T4">Deve cobrir quer conteúdo quer formato, da seguinte maneira:</text:span><text:span text:style-name="T7"><text:tab/><text:tab/><text:tab/></text:span></text:p>
      <text:list xml:id="list41370445" text:style-name="LS11">
        <text:list-item>
          <text:p text:style-name="P37"><text:span text:style-name="T4">Nome do item;</text:span></text:p>
        </text:list-item>
        <text:list-item>
          <text:p text:style-name="P37"><text:span text:style-name="T4">Descrição do objetivo;</text:span></text:p>
        </text:list-item>
        <text:list-item>
          <text:p text:style-name="P37"><text:span text:style-name="T4">Fonte da entrada ou destino da saída;</text:span></text:p>
        </text:list-item>
        <text:list-item>
          <text:p text:style-name="P37"><text:span text:style-name="T4">Intervalo de validade, precisão e/ou tolerância;</text:span></text:p>
        </text:list-item>
        <text:list-item>
          <text:p text:style-name="P37"><text:span text:style-name="T4">Unidades de medida;</text:span></text:p>
        </text:list-item>
        <text:list-item>
          <text:p text:style-name="P37"><text:span text:style-name="T4">Temporizações;</text:span></text:p>
        </text:list-item>
        <text:list-item>
          <text:p text:style-name="P37"><text:span text:style-name="T4">Relação com outras entradas/saídas;</text:span></text:p>
        </text:list-item>
        <text:list-item>
          <text:p text:style-name="P37"><text:span text:style-name="T4">Formato/organização de ecrã;</text:span></text:p>
        </text:list-item>
        <text:list-item>
          <text:p text:style-name="P37"><text:span text:style-name="T4">Formato/organização de janela;</text:span></text:p>
        </text:list-item>
        <text:list-item>
          <text:p text:style-name="P37"><text:span text:style-name="T4">Formatos de dados;</text:span></text:p>
        </text:list-item>
        <text:list-item>
          <text:p text:style-name="P37"><text:span text:style-name="T4">Formatos de comandos;</text:span></text:p>
        </text:list-item>
        <text:list-item>
          <text:p text:style-name="P37"><text:span text:style-name="T4">Mensagens finais.</text:span></text:p>
        </text:list-item>
      </text:list>
      <text:p text:style-name="P5"/>
      <text:h text:style-name="P13" text:outline-level="10"><text:bookmark-start text:name="h.6b9otpojv30g"/>3.2<text:bookmark-end text:name="h.6b9otpojv30g"/> Funções<text:tab/><text:tab/></text:h>
      <text:p text:style-name="P2"><text:span text:style-name="T4">As exigências funcionais devem definir as ações fundamentais que devem ter lugar no software ao aceitar e processar as entradas e ao processar e gerar as saídas. Estes são geralmente listados usando frases na forma "O </text:span><text:span text:style-name="T5">sistema deve...".</text:span><text:span text:style-name="T7"><text:tab/><text:tab/><text:tab/></text:span></text:p>
      <text:p text:style-name="P2"><text:span text:style-name="T4">Estas incluem:</text:span><text:span text:style-name="T7"><text:tab/><text:tab/><text:tab/></text:span></text:p>
      <text:list xml:id="list41359933" text:style-name="LS12">
        <text:list-item>
          <text:p text:style-name="P38"><text:span text:style-name="T4">Validações da entrada;</text:span></text:p>
        </text:list-item>
        <text:list-item>
          <text:p text:style-name="P38"><text:span text:style-name="T4">Sequências exatas de operação;</text:span></text:p>
        </text:list-item>
        <text:list-item>
          <text:p text:style-name="P38"><text:soft-page-break/><text:span text:style-name="T4">Reações a situações anormais, incluindo:</text:span></text:p>
          <text:list>
            <text:list-item>
              <text:p text:style-name="P46">Overflow</text:p>
            </text:list-item>
            <text:list-item>
              <text:p text:style-name="P38"><text:span text:style-name="T4">Falhas de comunicação</text:span></text:p>
            </text:list-item>
            <text:list-item>
              <text:p text:style-name="P38"><text:span text:style-name="T4">Tratamento e recuperação de erros</text:span></text:p>
            </text:list-item>
          </text:list>
        </text:list-item>
        <text:list-item>
          <text:p text:style-name="P38"><text:span text:style-name="T4">Efeitos dos parâmetros;</text:span></text:p>
        </text:list-item>
        <text:list-item>
          <text:p text:style-name="P38"><text:span text:style-name="T4">Relação de entradas com saídas, incluindo</text:span></text:p>
          <text:list>
            <text:list-item>
              <text:p text:style-name="P38"><text:span text:style-name="T4">Sequências de entrada/saída</text:span></text:p>
            </text:list-item>
            <text:list-item>
              <text:p text:style-name="P38"><text:span text:style-name="T4">Formulas de conversão da entrada para a saída</text:span><text:span text:style-name="T7"><text:tab/><text:tab/><text:tab/></text:span></text:p>
            </text:list-item>
          </text:list>
        </text:list-item>
      </text:list>
      <text:p text:style-name="P2"><text:span text:style-name="T4">Pode ser apropriado dividir as exigências funcionais em sub-funções ou sub-processos. Isto não implica que o desenho do software também venha a ser dividido da mesma forma. </text:span></text:p>
      <text:p text:style-name="P5"/>
      <text:h text:style-name="P13" text:outline-level="10"><text:bookmark-start text:name="h.ej39nlu571eb"/>3.3<text:bookmark-end text:name="h.ej39nlu571eb"/> Exigências de Desempenho<text:tab/><text:tab/><text:tab/></text:h>
      <text:p text:style-name="P2"><text:span text:style-name="T4">Esta sub-seção deve especificar exigências numéricas estáticas e exigências numéricas dinâmicas impostas ao software ou à interação humana com o software como um todo. Exigências numéricas estáticas podem incluir os seguintes pontos:</text:span><text:span text:style-name="T7"><text:tab/><text:tab/></text:span></text:p>
      <text:list xml:id="list41354586" text:style-name="LS13">
        <text:list-item>
          <text:p text:style-name="P39"><text:span text:style-name="T4">O número de terminais a suportar;</text:span></text:p>
        </text:list-item>
        <text:list-item>
          <text:p text:style-name="P39"><text:span text:style-name="T4">O número de utilizadores simultâneos a suportar;</text:span></text:p>
        </text:list-item>
        <text:list-item>
          <text:p text:style-name="P39"><text:span text:style-name="T4">Quantidades e tipos de informação a processar.</text:span><text:span text:style-name="T7"><text:tab/></text:span></text:p>
        </text:list-item>
      </text:list>
      <text:p text:style-name="P2"><text:span text:style-name="T4">As exigências numéricas estáticas são por vezes identificadas sob uma seção separada intitulada </text:span><text:span text:style-name="T5">Capacidade.</text:span></text:p>
      <text:p text:style-name="P2"><text:span text:style-name="T4">As exigências numéricas dinâmicas podem incluir, por exemplo, o número de transações e tarefas e a quantidade de dados a processar num determinado período de tempo, em condições de carga normal e carga máxima.</text:span></text:p>
      <text:p text:style-name="P2"><text:span text:style-name="T4">Todas estas exigências devem ser definidas em termos quantificáveis. Por exemplo, "95% </text:span><text:span text:style-name="T5">das transações devem ser processadas em menos de 1 segundo" </text:span><text:span text:style-name="T4">em vez de "O </text:span><text:span text:style-name="T5">operador não deve ter de esperar que a transação complete".</text:span></text:p>
      <text:p text:style-name="P6"><text:tab/><text:tab/><text:tab/></text:p>
      <text:p text:style-name="P2"><text:span text:style-name="T9">Nota</text:span><text:span text:style-name="T10">: Limites numéricos aplicáveis a uma função específica são normalmente especificados como parte de um sub-parágrafo de descrição do processamento dessa função. </text:span></text:p>
      <text:p text:style-name="P5"/>
      <text:h text:style-name="P13" text:outline-level="10"><text:bookmark-start text:name="h.4vq5rmgu93vx"/>3.4<text:bookmark-end text:name="h.4vq5rmgu93vx"/> Exigências Lógicas de Base de Dados<text:tab/><text:tab/><text:tab/></text:h>
      <text:p text:style-name="P2"><text:span text:style-name="T4">Aqui devem ser especificadas as exigências lógicas sobre qualquer informação que deva ser colocada numa base de dados. Isto pode incluir o seguinte:</text:span><text:span text:style-name="T7"><text:tab/></text:span></text:p>
      <text:list xml:id="list41359848" text:style-name="LS14">
        <text:list-item>
          <text:p text:style-name="P40"><text:span text:style-name="T4">Tipos de informação usados pelas várias funções;</text:span></text:p>
        </text:list-item>
        <text:list-item>
          <text:p text:style-name="P40"><text:span text:style-name="T4">Frequência de uso;</text:span></text:p>
        </text:list-item>
        <text:list-item>
          <text:p text:style-name="P40"><text:span text:style-name="T4">Capacidades de acesso;</text:span></text:p>
        </text:list-item>
        <text:list-item>
          <text:p text:style-name="P40"><text:span text:style-name="T4">Entidades e relações;</text:span></text:p>
        </text:list-item>
        <text:list-item>
          <text:p text:style-name="P40"><text:span text:style-name="T4">Restrições de integridade;</text:span></text:p>
        </text:list-item>
        <text:list-item>
          <text:p text:style-name="P40"><text:span text:style-name="T4">Exigências de retenção dos dados.</text:span></text:p>
        </text:list-item>
      </text:list>
      <text:p text:style-name="P4"/>
      <text:h text:style-name="P13" text:outline-level="10"><text:bookmark-start text:name="h.ro1qdye81i61"/>3.5<text:bookmark-end text:name="h.ro1qdye81i61"/> Restrições de Desenho <text:tab/><text:tab/></text:h>
      <text:p text:style-name="P2"><text:span text:style-name="T4">Aqui devem ser especificadas restrições ao desenho que possam ser impostas por outras normas, limitações de hardware, etc.</text:span></text:p>
      <text:h text:style-name="P13" text:outline-level="10"><text:bookmark-start text:name="h.25ki01iuxbs7"/><text:soft-page-break/>3.5.1<text:bookmark-end text:name="h.25ki01iuxbs7"/> Obediência a Normas<text:tab/><text:tab/></text:h>
      <text:p text:style-name="P2"><text:span text:style-name="T4">Esta sub-secção deve especificar as exigências derivadas de normas ou regulamentos existentes. Podem incluir os seguintes:</text:span><text:span text:style-name="T7"><text:tab/><text:tab/><text:tab/></text:span></text:p>
      <text:list xml:id="list41363835" text:style-name="LS15">
        <text:list-item>
          <text:p text:style-name="P41"><text:span text:style-name="T4">Formato de relatórios;</text:span></text:p>
        </text:list-item>
        <text:list-item>
          <text:p text:style-name="P41"><text:span text:style-name="T4">Nomeação de dados;</text:span></text:p>
        </text:list-item>
        <text:list-item>
          <text:p text:style-name="P41"><text:span text:style-name="T4">Procedimentos contabilísticos;</text:span></text:p>
        </text:list-item>
        <text:list-item>
          <text:p text:style-name="P41"><text:span text:style-name="T4">Rastreio e auditoria.</text:span><text:span text:style-name="T7"><text:tab/><text:tab/><text:tab/></text:span></text:p>
        </text:list-item>
      </text:list>
      <text:p text:style-name="P2"><text:span text:style-name="T4">Por exemplo, pode-se especificar aqui a exigência de que o software faça o rastreio da atividade de processamento. Tal rastreio pode ser necessário em algumas aplicações para estar em conformidade com normas reguladoras ou financeiras. Uma exigência de rastreio e auditoria pode, por exemplo, ditar que todas as alterações a uma base de dados de pagamentos sejam gravadas num ficheiro de rastreio com os valores antes e depois da transação. </text:span></text:p>
      <text:p text:style-name="P5"/>
      <text:h text:style-name="P13" text:outline-level="10"><text:bookmark-start text:name="h.z4760o6zhz4u"/>3.6<text:bookmark-end text:name="h.z4760o6zhz4u"/> Atributos do Sistema de Software <text:tab/><text:tab/></text:h>
      <text:p text:style-name="P2"><text:span text:style-name="T4">Existe um número de atributos do software que podem servir de exigências. É importante que os atributos requeridos sejam especificados de modo a que o seu cumprimento possa ser objectivamente verificado. </text:span></text:p>
      <text:p text:style-name="P5"/>
      <text:h text:style-name="P14" text:outline-level="10"><text:bookmark-start text:name="h.wv509yiu6hcd"/>3.6.1<text:bookmark-end text:name="h.wv509yiu6hcd"/> Fiabilidade<text:tab/> <text:tab/> <text:tab/> <text:tab/><text:tab/></text:h>
      <text:p text:style-name="P2"><text:span text:style-name="T4">Deve especificar os fatores necessários para estabelecer a fiabilidade exigida ao sistema de software no ato da entrega.</text:span></text:p>
      <text:p text:style-name="P5"/>
      <text:h text:style-name="P14" text:outline-level="10"><text:bookmark-start text:name="h.sctolmutnxa5"/>3.6.2<text:bookmark-end text:name="h.sctolmutnxa5"/> Disponibilidade<text:tab/> <text:tab/> <text:tab/> <text:tab/><text:tab/></text:h>
      <text:p text:style-name="P2"><text:span text:style-name="T4">Deve especificar os fatores necessários para garantir um nível definido de disponibilidade para todo o sistema, tais como o ponto de verificação, recuperação, e reinício.</text:span></text:p>
      <text:p text:style-name="P5"/>
      <text:h text:style-name="P14" text:outline-level="10"><text:bookmark-start text:name="h.s5xfkkwpkw0x"/>3.6.3<text:bookmark-end text:name="h.s5xfkkwpkw0x"/> Segurança</text:h>
      <text:p text:style-name="P2"><text:span text:style-name="T4">Deve especificar os fatores que protejam o software do acesso, do uso, da modificação, da destruição, ou da divulgação acidental ou maliciosa.</text:span><text:span text:style-name="T7"><text:tab/><text:tab/></text:span></text:p>
      <text:p text:style-name="P2"><text:span text:style-name="T4">As exigências específicas nesta área podem incluir a necessidade de:</text:span><text:span text:style-name="T7"><text:tab/><text:tab/></text:span></text:p>
      <text:list xml:id="list41346623" text:style-name="LS16">
        <text:list-item>
          <text:p text:style-name="P42"><text:span text:style-name="T4">Utilizar determinadas técnicas de codificação usando uma determinada cifra;</text:span></text:p>
        </text:list-item>
        <text:list-item>
          <text:p text:style-name="P42"><text:span text:style-name="T4">Manter um histórico ou registo de dados especifico;</text:span></text:p>
        </text:list-item>
        <text:list-item>
          <text:p text:style-name="P42"><text:span text:style-name="T4">Atribuir determinadas funções a módulos diferentes;</text:span></text:p>
        </text:list-item>
        <text:list-item>
          <text:p text:style-name="P42"><text:span text:style-name="T4">Restringir comunicações entre algumas áreas do programa;</text:span></text:p>
        </text:list-item>
        <text:list-item>
          <text:p text:style-name="P42"><text:span text:style-name="T4">Verificar a integridade de dados e variáveis críticas.</text:span></text:p>
        </text:list-item>
      </text:list>
      <text:p text:style-name="P5"/>
      <text:h text:style-name="P14" text:outline-level="10"><text:bookmark-start text:name="h.lphxst3pv7of"/>3.6.4<text:bookmark-end text:name="h.lphxst3pv7of"/> Capacidade de Manutenção<text:tab/> <text:tab/> <text:tab/><text:tab/></text:h>
      <text:p text:style-name="P2"><text:span text:style-name="T4">Deve especificar os atributos do software que se relacionam com a facilidade de manutenção do mesmo. Pode haver determinadas exigências para a modularidade, relações, complexidade, etc. As exigências não devem ser colocadas aqui apenas porque são geralmente consideradas boas práticas de desenho.</text:span></text:p>
      <text:p text:style-name="P5"/>
      <text:h text:style-name="P14" text:outline-level="10"><text:bookmark-start text:name="h.z8oxi3cnz0td"/><text:soft-page-break/>3.6.5<text:bookmark-end text:name="h.z8oxi3cnz0td"/> Portabilidade<text:tab/> <text:tab/> <text:tab/><text:tab/></text:h>
      <text:p text:style-name="P2"><text:span text:style-name="T4">Deve especificar os atributos do software que se relacionam com a facilidade de mover o software para outras máquinas e/ou sistemas operativos. Pode incluir o seguinte:</text:span><text:span text:style-name="T7"><text:tab/><text:tab/></text:span></text:p>
      <text:list xml:id="list41366503" text:style-name="LS17">
        <text:list-item>
          <text:p text:style-name="P43"><text:span text:style-name="T4">Percentagem de componentes com código dependente da máquina;</text:span></text:p>
        </text:list-item>
        <text:list-item>
          <text:p text:style-name="P43"><text:span text:style-name="T4">Percentagem de código dependente da máquina;</text:span></text:p>
        </text:list-item>
        <text:list-item>
          <text:p text:style-name="P43"><text:span text:style-name="T4">Usar uma linguagem provadamente portavel;</text:span></text:p>
        </text:list-item>
        <text:list-item>
          <text:p text:style-name="P43"><text:span text:style-name="T4">Usar um compilador ou um subconjunto específico da linguagem;</text:span></text:p>
        </text:list-item>
        <text:list-item>
          <text:p text:style-name="P43"><text:span text:style-name="T4"><text:s/>e. Usar um sistema operativo específico.</text:span></text:p>
        </text:list-item>
      </text:list>
      <text:p text:style-name="P5"/>
      <text:h text:style-name="P13" text:outline-level="10"><text:bookmark-start text:name="h.6vo56rfdq1vd"/>3.7<text:bookmark-end text:name="h.6vo56rfdq1vd"/> Organização das Exigências Especificas<text:tab/> <text:tab/> <text:tab/><text:tab/></text:h>
      <text:p text:style-name="P2"><text:span text:style-name="T4">As exigências detalhadas tendem a ser extensivas quando se trata de um sistema não trivial. Por esta razão recomenda-se uma consideração cuidadosa por forma a organizar as exigências de uma forma simples de compreender. Não existe uma organização ótima para todos os sistemas.</text:span></text:p>
      <text:p text:style-name="P5"/>
      <text:h text:style-name="P14" text:outline-level="10"><text:bookmark-start text:name="h.eljg3domktf0"/>3.7.1<text:bookmark-end text:name="h.eljg3domktf0"/> Modo de Sistema <text:tab/> <text:tab/><text:tab/></text:h>
      <text:p text:style-name="P2"><text:span text:style-name="T4">Alguns sistemas comportam-se de maneiras diferentes dependendo do modo de operação. Por exemplo, um sistema de controlo pode ter um conjunto de diferentes funções dependendo do seu modo: treino, normal ou emergência.</text:span></text:p>
      <text:p text:style-name="P5"/>
      <text:h text:style-name="P14" text:outline-level="10"><text:bookmark-start text:name="h.3autpcnple7l"/>3.7.2<text:bookmark-end text:name="h.3autpcnple7l"/> Classe do Utilizador <text:tab/> <text:tab/> <text:tab/><text:tab/></text:h>
      <text:p text:style-name="P2"><text:span text:style-name="T4">Alguns sistemas providenciam diferentes conjuntos de funções para diferentes classes de utilizadores. Por exemplo, um sistema de controlo de um elevador apresenta diferentes capacidades para os passageiros, para os trabalhadores de manutenção e para os bombeiros. </text:span></text:p>
      <text:p text:style-name="P5"/>
      <text:h text:style-name="P14" text:outline-level="10"><text:bookmark-start text:name="h.q1fjkebdc8ea"/>3.7.3<text:bookmark-end text:name="h.q1fjkebdc8ea"/> Objetos<text:tab/> <text:tab/> <text:tab/> <text:tab/><text:tab/></text:h>
      <text:p text:style-name="P2"><text:span text:style-name="T4">Objetos são entidades reais que tem correspondência no sistema. Por exemplo, num sistema de monitorização de pacientes os objectos incluem pacientes, sensores, enfermeiras, quartos, medicamentos, etc. Associado a cada objeto está um conjunto de atributos desse objecto e funções efectuadas por esse objecto. Essas funções são também designadas por serviços, métodos ou processos.. Note que conjuntos de objetos podem partilhar atributos e serviços. Estes são agrupados em classes.</text:span></text:p>
      <text:p text:style-name="P5"/>
      <text:h text:style-name="P14" text:outline-level="10"><text:bookmark-start text:name="h.2887xomnspzq"/>3.7.4<text:bookmark-end text:name="h.2887xomnspzq"/> Característica<text:tab/> <text:tab/> <text:tab/> <text:tab/><text:tab/></text:h>
      <text:p text:style-name="P2"><text:span text:style-name="T4">Uma característica é um serviço do sistema desejado externamente, que pode necessitar de uma sequência de entradas para efectuar o resultado desejado. Por exemplo, num sistema telefónico as características incluem a chamada local, o reencaminhamento da chamada, e a chamada de conferência. Cada característica é descrita geralmente numa sequência de pares de resposta-estímulo. Ao organizar esta secção por característica deve ser usado o esboço da Secção A.5.</text:span></text:p>
      <text:p text:style-name="P5"/>
      <text:h text:style-name="P14" text:outline-level="10"><text:bookmark-start text:name="h.5jih4gn3s7ho"/>3.7.5<text:bookmark-end text:name="h.5jih4gn3s7ho"/> Estímulo<text:tab/> <text:tab/> <text:tab/> <text:tab/><text:tab/></text:h>
      <text:p text:style-name="P2"><text:soft-page-break/><text:span text:style-name="T4">Alguns sistemas podem ser melhor organizados descrevendo as suas funções em termos de estímulos. Por exemplo, um sistema de aterragem automático pode ser organizado em seções por perda de energia, mudança repentina de rolamento, velocidade vertical excessiva, etc. </text:span></text:p>
      <text:p text:style-name="P6"/>
      <text:h text:style-name="P14" text:outline-level="10"><text:bookmark-start text:name="h.cgjmgwqy99yv"/>3.7.6<text:bookmark-end text:name="h.cgjmgwqy99yv"/> Resposta<text:tab/><text:tab/></text:h>
      <text:p text:style-name="P2"><text:span text:style-name="T4">Alguns sistemas podem ser melhor organizados descrevendo todas as funções que sustentam a geração de uma resposta. Por exemplo, as funções de um sistema de pessoal podem ser organizadas em seções de acordo com funções associadas com a geração de cheques de pagamento, de listas de empregados, etc. </text:span></text:p>
      <text:p text:style-name="P5"/>
      <text:h text:style-name="P14" text:outline-level="10"><text:bookmark-start text:name="h.9w4lyh2qdjgx"/>3.7.7<text:bookmark-end text:name="h.9w4lyh2qdjgx"/> Hierarquia Funcional<text:tab/> <text:tab/> <text:tab/> <text:tab/><text:tab/></text:h>
      <text:p text:style-name="P2"><text:span text:style-name="T4">Quando nenhum dos esquemas organizacionais anteriores provam ser úteis, a funcionalidade total pode ser organizada numa hierarquia de funções organizadas por entradas comuns, saídas comuns ou dados internos comuns. Diagramas de fluxo de dados e dicionários de dados podem ser usados para mostrar relacionamentos entre as funções e os dados.</text:span></text:p>
      <text:p text:style-name="P5"/>
      <text:h text:style-name="P14" text:outline-level="10"><text:bookmark-start text:name="h.ny7ih588pg8"/>3.7.8<text:bookmark-end text:name="h.ny7ih588pg8"/> Comentários Adicionais</text:h>
      <text:p text:style-name="P2"><text:span text:style-name="T6">Sempre que é contemplado um documento de EES novo, várias das técnicas organizacionais dadas</text:span><text:span text:style-name="T4">. Nestes casos, organizam-se as exigências específicas para as múltiplas hierarquias ligadas às necessidades específicas do sistema que está a ser especificado. Por exemplo para uma organização que combina classes de utilizador e características. Quaisquer exigências adicionais podem ser postas numa seção separada no fim do documento de EES.</text:span></text:p>
      <text:p text:style-name="P6"/>
      <text:p text:style-name="P2"><text:span text:style-name="T4">Existem muitas notações, métodos e ferramentas de apoio automatizado disponíveis para ajudar na documentação de exigências. Na maior parte, a sua utilidade é uma função da organização. Por exemplo, ao organizar por modo, máquinas de estados finitas e tabelas de estados podem ser úteis; ao organizar por objecto, análise orientada a objectos por ser útil; ao organizar por característica, sequências de resposta de estímulos podem ser úteis; e ao organizar por hierarquia funcional, diagramas de fluxo de dados e dicionários de dados podem ser úteis.</text:span></text:p>
      <text:p text:style-name="P5"/>
      <text:h text:style-name="P12" text:outline-level="10"><text:bookmark-start text:name="h.z1ogjl8aet2q"/>4.<text:bookmark-end text:name="h.z1ogjl8aet2q"/> Informação de Suporte<text:tab/> <text:tab/> <text:tab/> <text:tab/><text:tab/></text:h>
      <text:p text:style-name="P2"><text:span text:style-name="T4">A informação de suporte torna o documento de EES mais simples de usar. Ela inclui o seguinte:</text:span><text:span text:style-name="T7"><text:tab/></text:span></text:p>
      <text:list xml:id="list41364420" text:style-name="LS18">
        <text:list-item>
          <text:p text:style-name="P44"><text:span text:style-name="T4">Tabela de conteúdos</text:span></text:p>
        </text:list-item>
        <text:list-item>
          <text:p text:style-name="P44"><text:span text:style-name="T4">Índice remissivo</text:span></text:p>
        </text:list-item>
        <text:list-item>
          <text:p text:style-name="P44"><text:span text:style-name="T4">Apêndices</text:span></text:p>
        </text:list-item>
      </text:list>
      <text:p text:style-name="P5"/>
      <text:h text:style-name="P13" text:outline-level="10"><text:bookmark-start text:name="h.4zxjmavjym7s"/>4.1<text:bookmark-end text:name="h.4zxjmavjym7s"/> Tabela de Conteúdos e Índice Remissivo</text:h>
      <text:p text:style-name="P2"><text:span text:style-name="T4">A tabela de conteúdos e o índice remissivo são deveras importantes de devem seguir práticas de composição gerais. </text:span><text:span text:style-name="T6"><text:s text:c="3"/></text:span></text:p>
      <text:p text:style-name="P5"/>
      <text:h text:style-name="P13" text:outline-level="10"><text:bookmark-start text:name="h.8vu3h8tsg44z"/><text:span text:style-name="T8">4.2</text:span><text:bookmark-end text:name="h.8vu3h8tsg44z"/><text:span text:style-name="T8"> Apêndice</text:span> <text:tab/> <text:tab/><text:tab/></text:h>
      <text:p text:style-name="P2"><text:soft-page-break/><text:span text:style-name="T4">Os apêndices nem sempre são considerados parte do documento de EES própriamente dito, e não são sempre necessários. Eles podem incluir:</text:span></text:p>
      <text:p text:style-name="P2"><text:tab/><text:tab/><text:tab/></text:p>
      <text:list xml:id="list41360285" text:style-name="LS19">
        <text:list-item>
          <text:p text:style-name="P45"><text:span text:style-name="T4">Uma amostra de formatos de entrada/saída, descrições de estudos de análise de custos ou resultados de questionários;</text:span></text:p>
        </text:list-item>
        <text:list-item>
          <text:p text:style-name="P45"><text:span text:style-name="T4">Informação de suporte ou de fundo que possa ajudar os leitores do documento de EES;</text:span></text:p>
        </text:list-item>
        <text:list-item>
          <text:p text:style-name="P45"><text:span text:style-name="T4">Uma descrição dos problemas a serem resolvidos pelo software;</text:span></text:p>
        </text:list-item>
        <text:list-item>
          <text:p text:style-name="P45"><text:span text:style-name="T4">Instruções de empacotamento especiais para o código e para os suportes de distribuição, por forma a satizfazer exigências de segurança, exportação, carregamento inicial ou outras.</text:span><text:tab/></text:p>
        </text:list-item>
      </text:list>
      <text:p text:style-name="P2"><text:span text:style-name="T4">Quando são incluídos apêndices, o documento de EES deve explicitamente referir se estes devem ser considerados parte integrante das exigências. </text:span></text:p>
      <text:p text:style-name="P2"><text:tab/><text:tab/></text:p>
      <text:p text:style-name="P2"/>
      <text:p text:style-name="P2"><text:tab/><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5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6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7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8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9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0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1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2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3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4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5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6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7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8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19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a">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a">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a">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a">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a">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a">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a">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a">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a">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a">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a">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a">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a">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a">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a">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style style:name="MP2" style:family="paragraph" style:parent-style-name="Standard">
      <style:paragraph-properties fo:line-height="115%" fo:break-before="auto" fo:break-after="auto" style:writing-mode="lr-tb"/>
    </style:style>
    <style:style style:name="MP3" style:family="paragraph" style:parent-style-name="Standard">
      <style:paragraph-properties fo:line-height="115%" style:writing-mode="lr-tb"/>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figura2" text:anchor-type="paragraph" svg:x="14.924cm" svg:y="0.132cm" svg:width="2.514cm" style:rel-width="scale" svg:height="1.741cm" style:rel-height="scale" draw:z-index="11"><draw:image xlink:href="Pictures/1000020100000140000000F06BA53021.png" xlink:type="simple" xlink:show="embed" xlink:actuate="onLoad"/></draw:frame>Fábrica de Software – Instituto de Informática – Universidade Federal de Goiás</text:p>
        <text:p text:style-name="MP2">Sistema de Gestão Bibliográfica</text:p>
        <text:p text:style-name="MP2">SGB_TEMPL_DocumentoRequisitos Versão 1.0</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editing-cycles>2</meta:editing-cycles>
    <meta:document-statistic meta:table-count="1" meta:image-count="2" meta:object-count="0" meta:page-count="12" meta:paragraph-count="256" meta:word-count="3320" meta:character-count="22564" meta:non-whitespace-character-count="19268"/>
    <dc:date>2012-11-01T21:30:37.78</dc:date>
    <meta:editing-duration>PT8M21S</meta:editing-duration>
  </office:meta>
</office:document-meta>
</file>